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248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9cm" fo:min-width="0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9cm" fo:min-width="0.302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403cm" svg:height="0.962cm" svg:x="9.517cm" svg:y="13.754cm" svg:viewBox="0 0 2404 963" svg:d="M0 0c192 11 310 185 499 213 180 30 342 131 517 184 180 55 305 247 499 250 208 4 364 140 549 200l194 65 146 51">
            <text:p/>
          </draw:path>
          <draw:path draw:style-name="gr1" draw:text-style-name="P1" draw:layer="layout" svg:width="0.613cm" svg:height="1.144cm" svg:x="8.903cm" svg:y="13.737cm" svg:viewBox="0 0 614 1145" svg:d="M614 0c-145 125-182 298-270 448-81 139-122 291-182 436l-72 144-90 117">
            <text:p/>
          </draw:path>
          <draw:path draw:style-name="gr1" draw:text-style-name="P1" draw:layer="layout" svg:width="0.429cm" svg:height="1.174cm" svg:x="11.456cm" svg:y="14.716cm" svg:viewBox="0 0 430 1175" svg:d="M430 0c-23 178-114 340-215 496s-167 328-181 515l-34 164">
            <text:p/>
          </draw:path>
          <draw:path draw:style-name="gr1" draw:text-style-name="P1" draw:layer="layout" svg:width="2.468cm" svg:height="1.027cm" svg:x="8.937cm" svg:y="14.864cm" svg:viewBox="0 0 2469 1028" svg:d="M0 0c162 113 328 213 485 344 143 115 314 153 469 240 152 83 300 116 455 122s298 15 455 19 288 176 452 182l153 81-30 40">
            <text:p/>
          </draw:path>
          <draw:path draw:style-name="gr1" draw:text-style-name="P1" draw:layer="layout" svg:width="2.932cm" svg:height="0.131cm" svg:x="8.953cm" svg:y="14.733cm" svg:viewBox="0 0 2933 132" svg:d="M0 132c169-33 342-14 515-17s355 0 529 0 355 0 531 0 365-4 547 0c171 5 342-20 513-32l166-34 132-49">
            <text:p/>
          </draw:path>
          <draw:frame draw:style-name="gr2" draw:text-style-name="P2" draw:layer="layout" svg:width="0.033cm" svg:height="1.187cm" svg:x="12.119cm" svg:y="14.599cm">
            <draw:text-box>
              <text:p/>
            </draw:text-box>
          </draw:frame>
          <draw:frame draw:style-name="gr2" draw:text-style-name="P2" draw:layer="layout" svg:width="0.05cm" svg:height="1.187cm" svg:x="12.002cm" svg:y="14.613cm">
            <draw:text-box>
              <text:p/>
            </draw:text-box>
          </draw:frame>
          <draw:frame draw:style-name="gr3" draw:text-style-name="P4" draw:layer="layout" svg:width="0.68cm" svg:height="0.624cm" svg:x="11.802cm" svg:y="14.317cm">
            <draw:text-box>
              <text:p text:style-name="P3"><text:span text:style-name="T1">L</text:span></text:p>
            </draw:text-box>
          </draw:frame>
          <draw:frame draw:style-name="gr2" draw:text-style-name="P2" draw:layer="layout" svg:width="0.084cm" svg:height="1.187cm" svg:x="11.306cm" svg:y="13.553cm">
            <draw:text-box>
              <text:p/>
            </draw:text-box>
          </draw:frame>
          <draw:frame draw:style-name="gr3" draw:text-style-name="P4" draw:layer="layout" svg:width="0.777cm" svg:height="0.624cm" svg:x="11.257cm" svg:y="15.808cm">
            <draw:text-box>
              <text:p text:style-name="P3"><text:span text:style-name="T1">M</text:span></text:p>
            </draw:text-box>
          </draw:frame>
          <draw:frame draw:style-name="gr3" draw:text-style-name="P4" draw:layer="layout" svg:width="0.739cm" svg:height="0.624cm" svg:x="8.488cm" svg:y="14.913cm">
            <draw:text-box>
              <text:p text:style-name="P3"><text:span text:style-name="T1">N</text:span></text:p>
            </draw:text-box>
          </draw:frame>
          <draw:path draw:style-name="gr1" draw:text-style-name="P1" draw:layer="layout" svg:width="2.403cm" svg:height="0.962cm" svg:x="9.517cm" svg:y="13.754cm" svg:viewBox="0 0 2404 963" svg:d="M0 0c192 11 310 185 499 213 180 30 342 131 517 184 180 55 305 247 499 250 208 4 364 140 549 200l194 65 146 51">
            <text:p/>
          </draw:path>
          <draw:frame draw:style-name="gr3" draw:text-style-name="P4" draw:layer="layout" svg:width="0.709cm" svg:height="0.624cm" svg:x="9.071cm" svg:y="13.187cm">
            <draw:text-box>
              <text:p text:style-name="P3"><text:span text:style-name="T1">K</text:span></text:p>
            </draw:text-box>
          </draw:frame>
          <draw:frame draw:style-name="gr2" draw:text-style-name="P2" draw:layer="layout" svg:width="0.033cm" svg:height="1.187cm" svg:x="12.119cm" svg:y="14.599cm">
            <draw:text-box>
              <text:p/>
            </draw:text-box>
          </draw:frame>
          <draw:frame draw:style-name="gr2" draw:text-style-name="P2" draw:layer="layout" svg:width="0.05cm" svg:height="1.187cm" svg:x="12.002cm" svg:y="14.613cm">
            <draw:text-box>
              <text:p/>
            </draw:text-box>
          </draw:frame>
          <draw:frame draw:style-name="gr2" draw:text-style-name="P2" draw:layer="layout" svg:width="0.084cm" svg:height="1.187cm" svg:x="11.306cm" svg:y="13.553cm">
            <draw:text-box>
              <text:p/>
            </draw:text-box>
          </draw:frame>
          <draw:path draw:style-name="gr1" draw:text-style-name="P5" draw:layer="layout" svg:width="1.938cm" svg:height="2.087cm" svg:x="9.517cm" svg:y="13.77cm" svg:viewBox="0 0 1939 2088" svg:d="M0 0c284 85 337 321 527 482 184 157 299 352 441 536s311 353 463 536c148 175 254 383 486 501l22 33">
            <text:p/>
          </draw:path>
          <draw:path draw:style-name="gr1" draw:text-style-name="P5" draw:layer="layout" svg:width="0.646cm" svg:height="0.23cm" svg:x="10.096cm" svg:y="14.848cm" svg:viewBox="0 0 647 231" svg:d="M0 0c55 187 289 229 473 231h174v-16">
            <text:p/>
          </draw:path>
          <draw:frame draw:style-name="gr4" draw:text-style-name="P4" draw:layer="layout" svg:width="1.272cm" svg:height="0.624cm" svg:x="9.698cm" svg:y="14.963cm">
            <draw:text-box>
              <text:p text:style-name="P3"><text:span text:style-name="T1">110°</text:span></text:p>
            </draw:text-box>
          </draw:frame>
          <draw:frame draw:style-name="gr3" draw:text-style-name="P4" draw:layer="layout" svg:width="0.705cm" svg:height="0.624cm" svg:x="9.515cm" svg:y="13.967cm">
            <draw:text-box>
              <text:p text:style-name="P3"><text:span text:style-name="T1">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3:20:58.681156042</meta:creation-date>
    <dc:date>2018-03-12T13:22:22.332619394</dc:date>
    <meta:editing-duration>PT1M23S</meta:editing-duration>
    <meta:editing-cycles>1</meta:editing-cycles>
    <meta:document-statistic meta:object-count="21"/>
    <meta:generator>LibreOffice/6.0.0.3$MacOSX_X86_64 LibreOffice_project/64a0f66915f38c6217de274f0aa8e15618924765</meta:generator>
  </office:meta>
</office:document-meta>
</file>